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e2bb" officeooo:paragraph-rsid="0014e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дагую 2 ого програміст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5:45:15.147000000</dc:date>
    <meta:editing-duration>PT37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7.1.4.2$Windows_X86_64 LibreOffice_project/a529a4fab45b75fefc5b6226684193eb000654f6</meta:generator>
  </office:meta>
</office:document-meta>
</file>